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color="#FF0000"/>
    </style:style>
    <style:style style:name="T5" style:parent-style-name="Основнойшрифтабзаца" style:family="text">
      <style:text-properties fo:color="#FF0000" fo:language="en" fo:country="US"/>
    </style:style>
    <style:style style:name="T6" style:parent-style-name="Основнойшрифтабзаца" style:family="text">
      <style:text-properties fo:color="#FF0000"/>
    </style:style>
    <style:style style:name="T7" style:parent-style-name="Основнойшрифтабзаца" style:family="text">
      <style:text-properties fo:color="#FF0000"/>
    </style:style>
    <style:style style:name="T8" style:parent-style-name="Основнойшрифтабзаца" style:family="text">
      <style:text-properties fo:color="#FF0000" fo:language="en" fo:country="US"/>
    </style:style>
    <style:style style:name="T9" style:parent-style-name="Основнойшрифтабзаца" style:family="text">
      <style:text-properties fo:color="#FF0000"/>
    </style:style>
    <style:style style:name="T10" style:parent-style-name="Основнойшрифтабзаца" style:family="text">
      <style:text-properties fo:color="#FF0000"/>
    </style:style>
    <style:style style:name="T11" style:parent-style-name="Основнойшрифтабзаца" style:family="text">
      <style:text-properties fo:color="#FF0000"/>
    </style:style>
    <style:style style:name="P12" style:parent-style-name="Абзацсписка" style:family="paragraph">
      <style:text-properties fo:color="#FF0000"/>
    </style:style>
    <style:style style:name="T13" style:parent-style-name="Основнойшрифтабзаца" style:family="text">
      <style:text-properties fo:color="#FF0000"/>
    </style:style>
    <style:style style:name="P14" style:parent-style-name="Абзацсписка" style:family="paragraph">
      <style:text-properties fo:color="#000000"/>
    </style:style>
    <style:style style:name="P15" style:parent-style-name="Абзацсписка" style:family="paragraph">
      <style:text-properties fo:color="#000000"/>
    </style:style>
    <style:style style:name="P16" style:parent-style-name="Абзацсписка" style:family="paragraph">
      <style:text-properties fo:color="#000000"/>
    </style:style>
    <style:style style:name="P17" style:parent-style-name="Абзацсписка" style:family="paragraph">
      <style:text-properties fo:color="#000000"/>
    </style:style>
    <style:style style:name="T18" style:parent-style-name="Основнойшрифтабзаца" style:family="text">
      <style:text-properties fo:color="#FF0000"/>
    </style:style>
    <style:style style:name="P19" style:parent-style-name="Абзацсписка" style:family="paragraph">
      <style:text-properties fo:color="#000000"/>
    </style:style>
    <style:style style:name="P20" style:parent-style-name="Абзацсписка" style:family="paragraph">
      <style:text-properties fo:color="#FF0000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color="#FF0000"/>
    </style:style>
    <style:style style:name="T32" style:parent-style-name="Основнойшрифтабзаца" style:family="text">
      <style:text-properties fo:color="#FF0000" fo:language="en" fo:country="US"/>
    </style:style>
    <style:style style:name="T33" style:parent-style-name="Основнойшрифтабзаца" style:family="text">
      <style:text-properties fo:color="#FF0000"/>
    </style:style>
    <style:style style:name="T34" style:parent-style-name="Основнойшрифтабзаца" style:family="text">
      <style:text-properties fo:color="#FF0000" fo:language="en" fo:country="US"/>
    </style:style>
    <style:style style:name="T35" style:parent-style-name="Основнойшрифтабзаца" style:family="text">
      <style:text-properties fo:color="#FF0000"/>
    </style:style>
    <style:style style:name="T36" style:parent-style-name="Основнойшрифтабзаца" style:family="text">
      <style:text-properties fo:color="#FF0000" fo:language="en" fo:country="US"/>
    </style:style>
    <style:style style:name="T37" style:parent-style-name="Основнойшрифтабзаца" style:family="text">
      <style:text-properties fo:color="#FF0000"/>
    </style:style>
    <style:style style:name="T38" style:parent-style-name="Основнойшрифтабзаца" style:family="text">
      <style:text-properties fo:color="#FF0000" fo:language="en" fo:country="US"/>
    </style:style>
    <style:style style:name="T39" style:parent-style-name="Основнойшрифтабзаца" style:family="text">
      <style:text-properties fo:color="#FF0000"/>
    </style:style>
    <style:style style:name="P40" style:parent-style-name="Абзацсписка" style:family="paragraph">
      <style:text-properties fo:color="#FF0000"/>
    </style:style>
    <style:style style:name="T41" style:parent-style-name="Основнойшрифтабзаца" style:family="text">
      <style:text-properties fo:color="#FF0000" fo:language="en" fo:country="US"/>
    </style:style>
    <style:style style:name="T42" style:parent-style-name="Основнойшрифтабзаца" style:family="text">
      <style:text-properties fo:color="#000000" fo:language="en" fo:country="US"/>
    </style:style>
    <style:style style:name="T43" style:parent-style-name="Основнойшрифтабзаца" style:family="text">
      <style:text-properties fo:color="#000000" fo:language="en" fo:country="US"/>
    </style:style>
    <style:style style:name="P44" style:parent-style-name="Абзацсписка" style:family="paragraph">
      <style:text-properties fo:color="#000000" fo:language="en" fo:country="US"/>
    </style:style>
    <style:style style:name="P45" style:parent-style-name="Абзацсписка" style:family="paragraph">
      <style:text-properties fo:color="#000000" fo:language="en" fo:country="US"/>
    </style:style>
    <style:style style:name="P46" style:parent-style-name="Абзацсписка" style:family="paragraph">
      <style:text-properties fo:color="#000000" fo:language="en" fo:country="US"/>
    </style:style>
    <style:style style:name="P47" style:parent-style-name="Абзацсписка" style:family="paragraph">
      <style:text-properties fo:color="#000000" fo:language="en" fo:country="US"/>
    </style:style>
    <style:style style:name="P48" style:parent-style-name="Абзацсписка" style:family="paragraph">
      <style:text-properties fo:color="#000000" fo:language="en" fo:country="US"/>
    </style:style>
    <style:style style:name="P49" style:parent-style-name="Абзацсписка" style:family="paragraph">
      <style:text-properties fo:color="#000000"/>
    </style:style>
    <style:style style:name="P50" style:parent-style-name="Абзацсписка" style:family="paragraph">
      <style:text-properties fo:color="#000000"/>
    </style:style>
    <style:style style:name="P51" style:parent-style-name="Абзацсписка" style:family="paragraph">
      <style:text-properties fo:color="#000000"/>
    </style:style>
    <style:style style:name="P52" style:parent-style-name="Абзацсписка" style:family="paragraph">
      <style:text-properties fo:color="#000000"/>
    </style:style>
    <style:style style:name="T53" style:parent-style-name="Основнойшрифтабзаца" style:family="text">
      <style:text-properties fo:color="#FF0000" fo:language="en" fo:country="US"/>
    </style:style>
    <style:style style:name="T54" style:parent-style-name="Основнойшрифтабзаца" style:family="text">
      <style:text-properties fo:color="#FF0000"/>
    </style:style>
    <style:style style:name="T55" style:parent-style-name="Основнойшрифтабзаца" style:family="text">
      <style:text-properties fo:color="#FF0000" fo:language="en" fo:country="US"/>
    </style:style>
    <style:style style:name="T56" style:parent-style-name="Основнойшрифтабзаца" style:family="text">
      <style:text-properties fo:color="#FF0000"/>
    </style:style>
    <style:style style:name="T57" style:parent-style-name="Основнойшрифтабзаца" style:family="text">
      <style:text-properties fo:color="#000000"/>
    </style:style>
    <style:style style:name="T58" style:parent-style-name="Основнойшрифтабзаца" style:family="text">
      <style:text-properties fo:color="#000000"/>
    </style:style>
    <style:style style:name="T59" style:parent-style-name="Основнойшрифтабзаца" style:family="text">
      <style:text-properties fo:color="#000000"/>
    </style:style>
    <style:style style:name="T60" style:parent-style-name="Основнойшрифтабзаца" style:family="text">
      <style:text-properties fo:color="#000000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color="#FF0000"/>
    </style:style>
    <style:style style:name="T65" style:parent-style-name="Основнойшрифтабзаца" style:family="text">
      <style:text-properties fo:color="#FF0000"/>
    </style:style>
    <style:style style:name="T66" style:parent-style-name="Основнойшрифтабзаца" style:family="text">
      <style:text-properties fo:color="#FF0000"/>
    </style:style>
    <style:style style:name="P67" style:parent-style-name="Абзацсписка" style:family="paragraph">
      <style:text-properties fo:color="#FF0000"/>
    </style:style>
    <style:style style:name="P68" style:parent-style-name="Абзацсписка" style:family="paragraph">
      <style:text-properties fo:color="#000000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/>
    </style:style>
  </office:automatic-styles>
  <office:body>
    <office:text text:use-soft-page-breaks="true">
      <text:p text:style-name="P1">Баранов Д П-30</text:p>
      <text:p text:style-name="Обычный">Лабораторная работа №1 МДК 01.01</text:p>
      <text:p text:style-name="Обычный">Вариант №1</text:p>
      <text:p text:style-name="Абзацсписка">1)Описание программных функций</text:p>
      <text:p text:style-name="Абзацсписка">1.Создаем<text:s/>функцию где будет<text:s/>название каталога, год создания ,количество обращений</text:p>
      <text:p text:style-name="Абзацсписка">1.2. Пример данных о каталогах для дисков<text:s/><text:span text:style-name="T2">C</text:span><text:s/>и<text:s/><text:span text:style-name="T3">D</text:span></text:p>
      <text:p text:style-name="Абзацсписка">1.3Создание словаря для <text:s/>хранения каталогов по дискам</text:p>
      <text:p text:style-name="Абзацсписка"><text:span text:style-name="T4">1, 2, 3 можно объединить в одну функцию: ввод информации о структуре каталогов дисков<text:s/></text:span><text:span text:style-name="T5">C</text:span><text:span text:style-name="T6"><text:s text:c="2"/></text:span><text:span text:style-name="T7">и<text:s/></text:span><text:span text:style-name="T8">D</text:span></text:p>
      <text:p text:style-name="Абзацсписка">2.Создание запроса пользователя<text:s/><text:span text:style-name="T9">(расшифровать, что это за запрос, в каком виде</text:span><text:span text:style-name="T10"><text:s/>с точки зрения пользователя</text:span><text:span text:style-name="T11">)</text:span></text:p>
      <text:p text:style-name="Абзацсписка">Это будет выбор диска<text:s/>пользователем</text:p>
      <text:p text:style-name="Абзацсписка">Console.Write(“Введите букву локального диска С или<text:s/>D”)</text:p>
      <text:p text:style-name="Абзацсписка"/>
      <text:p text:style-name="Абзацсписка"/>
      <text:p text:style-name="Абзацсписка">5Получение текущего года, проверяем, существует<text:s/>ли такой диск , фильтруем и сортируем каталоги</text:p>
      <text:p text:style-name="P12">Здесь неоднозначное описание функции. <text:s/>Присутствуют требования к различным программным функциям в одной. Требуется разделить данный пункт на четко определённые функции, решающих одну строго определенную задачу.</text:p>
      <text:p text:style-name="Абзацсписка">1 Функция будет брать текущий год int currentYear = DateTime.Now.Year;</text:p>
      <text:p text:style-name="Абзацсписка">2 Функция будет проверять существует ли такой диск с помощью<text:s/>if и else</text:p>
      <text:p text:style-name="Абзацсписка">3 Функция сортирует каталоги</text:p>
      <text:p text:style-name="Абзацсписка">6Проверяем, есть ли каталоги соответствующие критериям<text:s/><text:span text:style-name="T13">(указать критерии поиска каталогов)</text:span></text:p>
      <text:p text:style-name="P14">Критерии поиска каталогов</text:p>
      <text:p text:style-name="P15">1 Год создания( должны быть созданы в текущем году)</text:p>
      <text:p text:style-name="P16">2 Диск ( осуществляется по указаному пользователем диском)</text:p>
      <text:p text:style-name="P17">3 Количество каталогов ( извлекается только первые 5 <text:s/>каталогов)</text:p>
      <text:p text:style-name="Абзацсписка">7.Подсчитываем среднее число обращений</text:p>
      <text:p text:style-name="Абзацсписка">2)Описание структуры информации</text:p>
      <text:p text:style-name="Абзацсписка">1)Сведения о<text:s/>каталоге<text:s/><text:span text:style-name="T18">(какая конструкция языка планируется использоваться для описания этих сведений?)</text:span></text:p>
      <text:p text:style-name="P19"/>
      <text:p text:style-name="P20"/>
      <text:p text:style-name="Абзацсписка"><text:span text:style-name="T21">String</text:span><text:s/><text:span text:style-name="T22">Name</text:span>:<text:s/>название каталога</text:p>
      <text:p text:style-name="Абзацсписка"><text:span text:style-name="T23">Int</text:span><text:s/><text:span text:style-name="T24">CreationYear</text:span>:<text:s/>год<text:s/>создания</text:p>
      <text:p text:style-name="Абзацсписка"><text:span text:style-name="T25">Int</text:span><text:s/><text:span text:style-name="T26">AccesCount</text:span>: количество обращений<text:s/>к каталогу</text:p>
      <text:p text:style-name="Абзацсписка">2)о<text:s/>множестве<text:s/>каталогов</text:p>
      <text:p text:style-name="Абзацсписка"><text:span text:style-name="T27">Dictionary</text:span>&lt;<text:span text:style-name="T28">Char</text:span>,<text:span text:style-name="T29">List</text:span>&lt;<text:span text:style-name="T30">DirectoryInfo</text:span>&gt;&gt;</text:p>
      <text:p text:style-name="Абзацсписка"><text:span text:style-name="T31">(расписать , что значат<text:s/></text:span><text:span text:style-name="T32">Char</text:span><text:span text:style-name="T33"><text:s/>и<text:s/></text:span><text:span text:style-name="T34">List</text:span><text:span text:style-name="T35">&lt;</text:span><text:span text:style-name="T36">DirectoryInfo</text:span><text:span text:style-name="T37">&gt;. Описание<text:s/></text:span><text:span text:style-name="T38">DirectoryInfo</text:span><text:span text:style-name="T39"><text:s/>отсутствует</text:span></text:p>
      <text:p text:style-name="P40"/>
      <text:p text:style-name="Абзацсписка"><text:span text:style-name="T41">DirectoryInfo<text:s/></text:span><text:span text:style-name="T42">это структура созданная для хранения информации о катлогах</text:span><text:span text:style-name="T43"><text:s/>Она содержит три поля</text:span></text:p>
      <text:p text:style-name="P44">1. Name<text:s/></text:p>
      <text:p text:style-name="P45">2. CreationYear<text:s/></text:p>
      <text:p text:style-name="P46">3. AccessCount<text:s/></text:p>
      <text:p text:style-name="P47"/>
      <text:p text:style-name="P48">Если рассматривать внутри словаря то</text:p>
      <text:p text:style-name="P49">Char<text:s/>это тип ключа<text:s/></text:p>
      <text:p text:style-name="P50">List&lt;DirectoryInfo&gt; это значение<text:s/>доступ к которому осуществляется по ключу</text:p>
      <text:p text:style-name="P51"/>
      <text:p text:style-name="P52"/>
      <text:p text:style-name="Абзацсписка"><text:span text:style-name="T53">List</text:span><text:span text:style-name="T54">&lt;</text:span><text:span text:style-name="T55">DirectoryInfo</text:span><text:span text:style-name="T56">&gt;<text:s/></text:span><text:span text:style-name="T57"><text:s/>эт</text:span><text:span text:style-name="T58">о список который хранит в себе обьекты типа directory</text:span><text:span text:style-name="T59">inf</text:span><text:span text:style-name="T60">o</text:span></text:p>
      <text:p text:style-name="Абзацсписка">3)среднее число обращений:<text:s/><text:span text:style-name="T61">double</text:span></text:p>
      <text:p text:style-name="Абзацсписка">4)ДИСК</text:p>
      <text:p text:style-name="Абзацсписка"><text:span text:style-name="T62">Char</text:span><text:s/><text:span text:style-name="T63">disk</text:span><text:s/><text:span text:style-name="T64">(это относится к запросу пользователя?</text:span><text:span text:style-name="T65"><text:s/>Указать, <text:s/>к <text:s/>какому типу <text:s/>информации предметной области <text:s/>относится данная переменная</text:span><text:span text:style-name="T66">)</text:span></text:p>
      <text:p text:style-name="P67"/>
      <text:p text:style-name="P68">Это будет относится к запросу пользователя так как он будет выбирать диск,<text:s/>данная переменная относится к типу char</text:p>
      <text:p text:style-name="Абзацсписка"><text:span text:style-name="T69">В рамках предметной области<text:s/></text:span><text:span text:style-name="T70">служит для идентификации конкретного диска в системе. Он используется для доступа к информации о каталогах, связанным с этим диском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Студент каб 50</meta:initial-creator>
    <dc:creator>Сташко YT</dc:creator>
    <meta:creation-date>2024-11-03T14:56:00Z</meta:creation-date>
    <dc:date>2024-11-03T14:56:00Z</dc:date>
    <meta:template xlink:href="Normal.dotm" xlink:type="simple"/>
    <meta:editing-cycles>12</meta:editing-cycles>
    <meta:editing-duration>PT0S</meta:editing-duration>
    <meta:document-statistic meta:page-count="1" meta:paragraph-count="5" meta:word-count="384" meta:character-count="2574" meta:row-count="18" meta:non-whitespace-character-count="2195"/>
  </office:meta>
</office:document-meta>
</file>